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0000000BD0000005780074AFEF1F9631A.gif" manifest:media-type="image/gif"/>
  <manifest:file-entry manifest:full-path="Pictures/100000000000021A000000EB6285872D98976191.jpg" manifest:media-type="image/jpe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5.677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 style:writing-mode="lr-tb"/>
      <style:text-properties fo:color="#999999" fo:font-size="32pt" fo:font-weight="bold" style:font-size-asian="32pt" style:font-weight-asian="bold" style:font-size-complex="32pt" style:font-weight-complex="bold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999999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886cm" svg:height="4.318cm" svg:x="0.782cm" svg:y="14.986cm">
          <draw:image xlink:href="Pictures/100000000000021A000000EB6285872D98976191.jpg" xlink:type="simple" xlink:show="embed" xlink:actuate="onLoad" loext:mime-type="image/jpeg">
            <text:p/>
          </draw:image>
        </draw:frame>
        <draw:frame presentation:style-name="pr1" draw:text-style-name="P3" draw:layer="layout" svg:width="22.86cm" svg:height="5.677cm" svg:x="2.286cm" svg:y="7.15cm" presentation:class="title" presentation:user-transformed="true">
          <draw:text-box>
            <text:p text:style-name="P2"><text:span text:style-name="T1">Sesión 2:</text:span><text:span text:style-name="T1"><text:line-break/></text:span><text:span text:style-name="T1">Node.js</text:span></text:p>
          </draw:text-box>
        </draw:frame>
        <draw:frame presentation:style-name="pr1" draw:text-style-name="P4" draw:layer="layout" svg:width="23.211cm" svg:height="5.677cm" svg:x="2.444cm" svg:y="1.271cm" presentation:class="title" presentation:user-transformed="true">
          <draw:text-box>
            <text:p text:style-name="P2"><text:span text:style-name="T2">Laboratorio de Tecnologías Audiovisuales en la Web</text:span></text:p>
          </draw:text-box>
        </draw:frame>
        <draw:frame draw:style-name="gr1" draw:text-style-name="P1" draw:layer="layout" svg:width="7.725cm" svg:height="3.556cm" svg:x="19.05cm" svg:y="16.002cm">
          <draw:image xlink:href="Pictures/10000200000000BD0000005780074AFEF1F9631A.gif" xlink:type="simple" xlink:show="embed" xlink:actuate="onLoad" loext:mime-type="image/gif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2-02-08T08:00:24.323458288</dc:date>
    <meta:editing-duration>P7DT21H12M7S</meta:editing-duration>
    <meta:editing-cycles>500</meta:editing-cycles>
    <meta:generator>LibreOffice/6.4.7.2$Linux_X86_64 LibreOffice_project/40$Build-2</meta:generator>
    <meta:print-date>2017-10-04T10:42:29.653181544</meta:print-date>
    <meta:document-statistic meta:object-count="27"/>
  </office:meta>
</office:document-meta>
</file>